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size="16pt" style:font-size-asian="16pt" style:font-size-complex="16pt"/>
    </style:style>
    <style:style style:name="P5" style:parent-style-name="Standard" style:family="paragraph">
      <style:paragraph-properties fo:line-height="200%"/>
    </style:style>
    <style:style style:name="P6" style:parent-style-name="Standard" style:family="paragraph">
      <style:paragraph-properties fo:line-height="200%" fo:margin-left="0.5in">
        <style:tab-stops/>
      </style:paragraph-properties>
    </style:style>
    <style:style style:name="P7" style:parent-style-name="Standard" style:family="paragraph">
      <style:paragraph-properties fo:line-height="200%" fo:margin-left="0.5in">
        <style:tab-stops/>
      </style:paragraph-properties>
    </style:style>
  </office:automatic-styles>
  <office:body>
    <office:text text:use-soft-page-breaks="true">
      <text:p text:style-name="P1"><text:span text:style-name="T2">CS330: Programming Language Project (PLP)</text:span></text:p>
      <text:p text:style-name="P3"><text:span text:style-name="T4">Assignment 2: Installation, programming environment, and Hello, World!</text:span></text:p>
      <text:p text:style-name="Standard"/>
      <text:p text:style-name="Standard"/>
      <text:p text:style-name="Standard"/>
      <text:p text:style-name="Standard"/>
      <text:list text:style-name="LFO5" text:continue-numbering="true">
        <text:list-item>
          <text:p text:style-name="P5">Swift is typically used on MacOS<text:s/>but it can be used on Linux as well. There are also ways where you can use it on Windows using VM or other softwares. Swift can be downloaded from<text:s/><text:a xlink:href="https://swift.org/download/" office:target-frame-name="_top" xlink:show="replace"><text:span text:style-name="Hyperlink">https://swift.org/download/</text:span></text:a>. Choose the latest version and hit download. A .exe file will be downloaded. Run the .exe file to install it.<text:s/></text:p>
        </text:list-item>
      </text:list>
      <text:p text:style-name="P6">XCode is the most popular IDE for Swift but we can also use any text editor, Atom, CLion, etc. Swift is like Perl and Python where there isn’t a lot of boiler-plate code that we need to write. To comment code, we can use ‘//’ on Swift.</text:p>
      <text:p text:style-name="P7">Since I have windows, I am using a VM with Linux. I am using Ubuntu Linux in VirtualBox.<text:s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5LVL1" style:family="text">
      <style:text-properties style:font-name="Wingdings" style:font-name-asian="Liberation Serif" style:font-name-complex="Liberation Serif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gyee Nepal</meta:initial-creator>
    <dc:creator>Pragyee Nepal</dc:creator>
    <meta:creation-date>2020-09-18T01:24:00Z</meta:creation-date>
    <dc:date>2020-09-18T01:25:00Z</dc:date>
    <meta:template xlink:href="Normal" xlink:type="simple"/>
    <meta:editing-cycles>4</meta:editing-cycles>
    <meta:editing-duration>PT120S</meta:editing-duration>
    <meta:document-statistic meta:page-count="1" meta:paragraph-count="1" meta:word-count="120" meta:character-count="807" meta:row-count="5" meta:non-whitespace-character-count="688"/>
  </office:meta>
</office:document-meta>
</file>